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63F0000165483C8F0EA.svm"/>
  <manifest:file-entry manifest:media-type="" manifest:full-path="Pictures/2000000700007C55000041F1079294AE.svm"/>
  <manifest:file-entry manifest:media-type="" manifest:full-path="Pictures/2000000700007E1700002F223F57F4C1.svm"/>
  <manifest:file-entry manifest:media-type="" manifest:full-path="Pictures/2000000700007DE200001830B04F51F2.svm"/>
  <manifest:file-entry manifest:media-type="" manifest:full-path="Pictures/20000007000071E6000013BF4AAF6BF4.svm"/>
  <manifest:file-entry manifest:media-type="" manifest:full-path="Pictures/20000007000065B4000031ECA10B103B.svm"/>
  <manifest:file-entry manifest:media-type="" manifest:full-path="Pictures/2000000700007FBE000028D44C8F3F78.svm"/>
  <manifest:file-entry manifest:media-type="" manifest:full-path="Pictures/2000000700006DA9000012EBEFF02545.svm"/>
  <manifest:file-entry manifest:media-type="" manifest:full-path="Pictures/2000000700005A2100001D5B9DB2883F.svm"/>
  <manifest:file-entry manifest:media-type="" manifest:full-path="Pictures/20000007000026C30000133A92120FD3.svm"/>
  <manifest:file-entry manifest:media-type="" manifest:full-path="Pictures/2000000700006CBB00001267D9B9577F.svm"/>
  <manifest:file-entry manifest:media-type="" manifest:full-path="Pictures/20000007000058AE000015177C882890.svm"/>
  <manifest:file-entry manifest:media-type="" manifest:full-path="Pictures/2000000700004BF80000175D367D30AC.svm"/>
  <manifest:file-entry manifest:media-type="" manifest:full-path="Pictures/2000000700007C70000029F7424748D3.svm"/>
  <manifest:file-entry manifest:media-type="" manifest:full-path="Pictures/20000007000026A8000014433FF4FB2C.svm"/>
  <manifest:file-entry manifest:media-type="" manifest:full-path="Pictures/2000000700007E17000025A09215AAAB.svm"/>
  <manifest:file-entry manifest:media-type="" manifest:full-path="Pictures/200000070000395D00001D26AAA36778.svm"/>
  <manifest:file-entry manifest:media-type="" manifest:full-path="Pictures/2000000700007DC7000015800C11E8C4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text-properties style:font-name="Times New Roman"/>
    </style:style>
    <style:style style:name="P5" style:family="paragraph" style:parent-style-name="Heading_20_1">
      <style:text-properties style:font-name="Times New Roman" fo:font-size="12pt" style:font-size-asian="12pt" style:font-size-complex="12pt"/>
    </style:style>
    <style:style style:name="P6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language="ru" fo:country="RU" fo:font-weight="bold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size-complex="12pt"/>
    </style:style>
    <style:style style:name="fr1" style:family="graphic" style:parent-style-name="Graphics">
      <style:graphic-properties style:run-through="foreground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pan text:style-name="T1">РУКОВОДСТВО ПОЛЬЗОВАТЕЛЯ</text:span></text:p>
      <text:p text:style-name="P2"><text:span text:style-name="T1">по информационной системе «Реестр лицензий на программное обеспечение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2">2016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6">Добавление лицензии<text:tab/>3</text:p>
          <text:p text:style-name="P6">Изменение лицензии<text:tab/>4</text:p>
          <text:p text:style-name="P6">Поиск компьютеров, на которых установлено программное обеспечение<text:tab/>10</text:p>
          <text:p text:style-name="P6">Альтернативный способ поиск компьютеров, на которых установлено программное обеспечение<text:tab/>13</text:p>
        </text:index-body>
      </text:table-of-conten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h text:style-name="Heading_20_1" text:outline-level="1"><text:soft-page-break/><text:span text:style-name="T4">Добавление лицензии</text:span></text:h>
      <text:p text:style-name="P3">Для добавления лицензии в "Меню" выбираем пункт "Лицензии"<text:line-break/><draw:frame draw:style-name="fr1" draw:name="Графический объект1" text:anchor-type="as-char" svg:width="17cm" svg:height="5.535cm" draw:z-index="12"><draw:image xlink:href="Pictures/2000000700005A2100001D5B9DB2883F.svm" xlink:type="simple" xlink:show="embed" xlink:actuate="onLoad"/></draw:frame></text:p>
      <text:p text:style-name="P3">В появившемся окне нажимаем кнопку "Добавить запись"<text:line-break/><draw:frame draw:style-name="fr3" draw:name="Графический объект2" text:anchor-type="as-char" svg:width="17cm" svg:height="2.946cm" draw:z-index="1"><draw:image xlink:href="Pictures/20000007000071E6000013BF4AAF6BF4.svm" xlink:type="simple" xlink:show="embed" xlink:actuate="onLoad"/></draw:frame></text:p>
      <text:p text:style-name="P3">После чего вносим информацию по новой лицензии в соответствующие поля </text:p>
      <text:p text:style-name="Standard"><draw:frame draw:style-name="fr2" draw:name="Графический объект3" text:anchor-type="paragraph" svg:width="25.065cm" svg:height="4.815cm" draw:z-index="0"><draw:image xlink:href="Pictures/2000000700007DE200001830B04F51F2.svm" xlink:type="simple" xlink:show="embed" xlink:actuate="onLoad"/></draw:frame></text:p>
      <text:p text:style-name="Standard"><text:soft-page-break/>После внесения всей информации по лицензии необходимо нажать кнопку "Сохранить" </text:p>
      <text:p text:style-name="Standard"><draw:frame draw:style-name="fr4" draw:name="Графический объект4" text:anchor-type="paragraph" svg:width="9.924cm" svg:height="4.921cm" draw:z-index="17"><draw:image xlink:href="Pictures/20000007000026C30000133A92120FD3.svm" xlink:type="simple" xlink:show="embed" xlink:actuate="onLoad"/></draw:frame>В случае, если какая-либо информация введена некорректно или не введена обязательная информация, то после нажатия на кнопку "Сохранить" появится соответствующее сообщение об ошибке с информацией о том, что необходимо поправить. </text:p>
      <text:p text:style-name="Standard"/>
      <text:h text:style-name="P5" text:outline-level="1"><text:span text:style-name="T1">Изменение лицензии</text:span></text:h>
      <text:p text:style-name="Standard">Для изменения лицензии в "Меню" выбираем пункт "Лицензии" </text:p>
      <text:p text:style-name="Standard"><draw:frame draw:style-name="fr5" draw:name="Графический объект5" text:anchor-type="char" svg:width="22.617cm" svg:height="7.368cm" draw:z-index="13"><draw:image xlink:href="Pictures/2000000700005A2100001D5B9DB2883F.svm" xlink:type="simple" xlink:show="embed" xlink:actuate="onLoad"/></draw:frame></text:p>
      <text:p text:style-name="Standard"><text:soft-page-break/>В появившемся окне находим интересующую нас лицензию и выбираем ее </text:p>
      <text:p text:style-name="Standard"><draw:frame draw:style-name="fr6" draw:name="Графический объект6" text:anchor-type="paragraph" svg:width="25.7cm" svg:height="13.63cm" draw:z-index="2"><draw:image xlink:href="Pictures/2000000700007C55000041F1079294AE.svm" xlink:type="simple" xlink:show="embed" xlink:actuate="onLoad"/></draw:frame></text:p>
      <text:p text:style-name="Standard"/>
      <text:p text:style-name="Standard"/>
      <text:p text:style-name="Standard"><text:soft-page-break/>При этом поля для редактирования автоматически заполнятся информацией по выбранной лицензии. </text:p>
      <text:p text:style-name="Standard"><draw:frame draw:style-name="fr6" draw:name="Графический объект7" text:anchor-type="paragraph" svg:width="25.7cm" svg:height="4.392cm" draw:z-index="15"><draw:image xlink:href="Pictures/2000000700007DC7000015800C11E8C4.svm" xlink:type="simple" xlink:show="embed" xlink:actuate="onLoad"/></draw:frame>Теперь можно изменить интересующую нас информацию по выбранной лицензии и нажать кнопку "Сохранить" </text:p>
      <text:p text:style-name="Standard"><draw:frame draw:style-name="fr4" draw:name="Графический объект8" text:anchor-type="paragraph" svg:width="8.498cm" svg:height="4.456cm" draw:z-index="18"><draw:image xlink:href="Pictures/20000007000026A8000014433FF4FB2C.svm" xlink:type="simple" xlink:show="embed" xlink:actuate="onLoad"/></draw:frame></text:p>
      <text:p text:style-name="Standard"><text:span text:style-name="T1">Добавление лицензионных ключей</text:span><text:line-break/>Для добавления лицензионных ключей в "Меню" выбираем пункт "Лицензии" </text:p>
      <text:p text:style-name="Standard"><draw:frame draw:style-name="fr7" draw:name="Графический объект9" text:anchor-type="paragraph" svg:x="-0.106cm" svg:y="0.192cm" svg:width="13.808cm" svg:height="4.498cm" draw:z-index="14"><draw:image xlink:href="Pictures/2000000700005A2100001D5B9DB2883F.svm" xlink:type="simple" xlink:show="embed" xlink:actuate="onLoad"/></draw:frame></text:p>
      <text:p text:style-name="Standard"><text:soft-page-break/>В появившемся окне находим интересующую нас лицензию и выбираем ее </text:p>
      <text:p text:style-name="Standard"><draw:frame draw:style-name="fr6" draw:name="Графический объект10" text:anchor-type="paragraph" svg:width="25.7cm" svg:height="13.63cm" draw:z-index="16"><draw:image xlink:href="Pictures/2000000700007C55000041F1079294AE.svm" xlink:type="simple" xlink:show="embed" xlink:actuate="onLoad"/></draw:frame></text:p>
      <text:p text:style-name="Standard"/>
      <text:p text:style-name="Standard"/>
      <text:p text:style-name="Standard"><text:soft-page-break/>После этого нажимаем на кнопку "Лицензионные ключи" </text:p>
      <text:p text:style-name="Standard"><draw:frame draw:style-name="fr6" draw:name="Графический объект11" text:anchor-type="paragraph" svg:width="25.7cm" svg:height="4.433cm" draw:z-index="3"><draw:image xlink:href="Pictures/2000000700006DA9000012EBEFF02545.svm" xlink:type="simple" xlink:show="embed" xlink:actuate="onLoad"/></draw:frame></text:p>
      <text:p text:style-name="Standard">В появившемся окне мы можем добавить, удалить или изменить уже имеющиеся ключи </text:p>
      <text:p text:style-name="Standard"><draw:frame draw:style-name="fr8" draw:name="Графический объект12" text:anchor-type="as-char" svg:width="25.7cm" svg:height="8.214cm" draw:z-index="4"><draw:image xlink:href="Pictures/2000000700007FBE000028D44C8F3F78.svm" xlink:type="simple" xlink:show="embed" xlink:actuate="onLoad"/></draw:frame></text:p>
      <text:p text:style-name="Standard"/>
      <text:p text:style-name="Standard"/>
      <text:p text:style-name="Standard"><text:soft-page-break/>Для добавления нового ключа необходимо нажать кнопку "Добавить запись", для удаления ключа необходимо выбрать его в списке и нажать кнопку "Удалить запись". Для изменения уже существующего ключа необходимо выбрать ключ и начать вводить информацию с клавиатуры. По окончании ввода нажать кнопку Enter </text:p>
      <text:p text:style-name="Standard"><draw:frame draw:style-name="fr4" draw:name="Графический объект13" text:anchor-type="paragraph" svg:width="19.449cm" svg:height="5.981cm" draw:z-index="22"><draw:image xlink:href="Pictures/2000000700004BF80000175D367D30AC.svm" xlink:type="simple" xlink:show="embed" xlink:actuate="onLoad"/></draw:frame></text:p>
      <text:p text:style-name="Standard">После того как были добавлены все ключи, необходимо нажать на кнопку "Сохранить" </text:p>
      <text:p text:style-name="Standard"><draw:frame draw:style-name="fr9" draw:name="Графический объект14" text:anchor-type="as-char" svg:width="9.791cm" svg:height="5.717cm" draw:z-index="5"><draw:image xlink:href="Pictures/200000070000263F0000165483C8F0EA.svm" xlink:type="simple" xlink:show="embed" xlink:actuate="onLoad"/></draw:frame></text:p>
      <text:p text:style-name="Standard"/>
      <text:p text:style-name="Standard"/>
      <text:h text:style-name="P4" text:outline-level="1"><text:soft-page-break/><text:span text:style-name="T3">Поиск компьютеров, на которых установлено программное обеспечение</text:span></text:h>
      <text:p text:style-name="Standard">Для этого необходимо в "Меню" выбираем пункт "Лицензии" </text:p>
      <text:p text:style-name="Standard"><draw:frame draw:style-name="fr9" draw:name="Графический объект15" text:anchor-type="as-char" svg:width="23.073cm" svg:height="7.514cm" draw:z-index="6"><draw:image xlink:href="Pictures/2000000700005A2100001D5B9DB2883F.svm" xlink:type="simple" xlink:show="embed" xlink:actuate="onLoad"/></draw:frame>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В появившемся окне находим интересующую нас лицензию и выбираем ее </text:p>
      <text:p text:style-name="Standard"><draw:frame draw:style-name="fr8" draw:name="Графический объект16" text:anchor-type="as-char" svg:width="25.7cm" svg:height="13.63cm" draw:z-index="7"><draw:image xlink:href="Pictures/2000000700007C55000041F1079294AE.svm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После чего нажимаем на кнопку "Установки" </text:p>
      <text:p text:style-name="Standard"><draw:frame draw:style-name="fr6" draw:name="Графический объект17" text:anchor-type="paragraph" svg:width="25.7cm" svg:height="4.35cm" draw:z-index="8"><draw:image xlink:href="Pictures/2000000700006CBB00001267D9B9577F.svm" xlink:type="simple" xlink:show="embed" xlink:actuate="onLoad"/></draw:frame></text:p>
      <text:p text:style-name="Standard">В программе появится перечень всех установок, произведенных по данной лицензии </text:p>
      <text:p text:style-name="Standard"><draw:frame draw:style-name="fr6" draw:name="Графический объект18" text:anchor-type="paragraph" svg:width="25.7cm" svg:height="9.606cm" draw:z-index="9"><draw:image xlink:href="Pictures/2000000700007E1700002F223F57F4C1.svm" xlink:type="simple" xlink:show="embed" xlink:actuate="onLoad"/></draw:frame><text:span text:style-name="T1"/></text:p>
      <text:h text:style-name="P4" text:outline-level="1"><text:soft-page-break/><text:span text:style-name="T3">Альтернативный способ поиск компьютеров, на которых установлено программное обеспечение</text:span></text:h>
      <text:p text:style-name="Standard">Другой, более сложный, но и более гибкий, способ найти интересующую установку программного обеспечения - это в "Меню" выбрать пункт "Установки" </text:p>
      <text:p text:style-name="Standard"><draw:frame draw:style-name="fr9" draw:name="Графический объект19" text:anchor-type="as-char" svg:width="11.7cm" svg:height="5.944cm" draw:z-index="19"><draw:image xlink:href="Pictures/200000070000395D00001D26AAA36778.svm" xlink:type="simple" xlink:show="embed" xlink:actuate="onLoad"/></draw:frame></text:p>
      <text:p text:style-name="Standard">Откроется окно со всеми установками </text:p>
      <text:p text:style-name="Standard"><draw:frame draw:style-name="fr7" draw:name="Графический объект20" text:anchor-type="paragraph" svg:x="0.176cm" svg:y="0cm" svg:width="24.065cm" svg:height="7.809cm" draw:z-index="10"><draw:image xlink:href="Pictures/2000000700007C70000029F7424748D3.svm" xlink:type="simple" xlink:show="embed" xlink:actuate="onLoad"/></draw:frame></text:p>
      <text:p text:style-name="Standard"><text:soft-page-break/>В появившемся окне для поиска интересующей установки необходимо воспользоваться кнопкой "Поиск" </text:p>
      <text:p text:style-name="Standard"><draw:frame draw:style-name="fr4" draw:name="Графический объект21" text:anchor-type="paragraph" svg:width="20.378cm" svg:height="4.847cm" draw:z-index="20"><draw:image xlink:href="Pictures/20000007000058AE000015177C882890.svm" xlink:type="simple" xlink:show="embed" xlink:actuate="onLoad"/></draw:frame>И в появившемся диалоговом окне ввести критерии поиска. Пример для поиска всех установок ПО на определенный компьютер: </text:p>
      <text:p text:style-name="Standard"><draw:frame draw:style-name="fr4" draw:name="Графический объект22" text:anchor-type="paragraph" svg:width="20.35cm" svg:height="9.987cm" draw:z-index="21"><draw:image xlink:href="Pictures/20000007000065B4000031ECA10B103B.svm" xlink:type="simple" xlink:show="embed" xlink:actuate="onLoad"/></draw:frame></text:p>
      <text:p text:style-name="Standard"><text:soft-page-break/>После ввода критериев поиска необходимо нажать кнопку "Поиск" и в основном окне программы отфильтруются только те установки, которые соответствуют введенному критерию: </text:p>
      <text:p text:style-name="Standard"><draw:frame draw:style-name="fr6" draw:name="Графический объект23" text:anchor-type="paragraph" svg:width="25.7cm" svg:height="7.668cm" draw:z-index="11"><draw:image xlink:href="Pictures/2000000700007E17000025A09215AAAB.svm" xlink:type="simple" xlink:show="embed" xlink:actuate="onLoad"/></draw:frame></text:p>
      <text:p text:style-name="Standard">Обратите внимание, что кнопка "Поиск" стала подсвечиваться. Это значит, что список установок находится в режиме поиска. Повторное нажатие на эту кнопку отменит режим поиска и в таблице отобразятся все доступные установ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58:54.50</meta:creation-date>
    <meta:document-statistic meta:table-count="0" meta:image-count="23" meta:object-count="0" meta:page-count="15" meta:paragraph-count="44" meta:word-count="398" meta:character-count="3022"/>
    <dc:date>2016-02-29T11:58:36.88</dc:date>
    <meta:editing-duration>PT28M1S</meta:editing-duration>
    <meta:editing-cycles>1</meta:editing-cycles>
    <meta:generator>OpenOffice.org/3.4.1$Win32 OpenOffice.org_project/341m1$Build-9593</meta:generator>
  </office:meta>
</office:document-meta>
</file>